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94cm" fo:min-width="4.072cm"/>
    </style:style>
    <style:style style:name="gr2" style:family="graphic" style:parent-style-name="standard">
      <style:graphic-properties svg:stroke-color="#000000" draw:fill-color="#ff6600" draw:textarea-horizontal-align="justify" draw:textarea-vertical-align="middle" draw:auto-grow-height="false" fo:min-height="4.195cm" fo:min-width="4.5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draw:fill-color="#ffffff" draw:textarea-vertical-align="middle" draw:auto-grow-height="false" fo:min-height="2.418cm" fo:min-width="7.248cm"/>
    </style:style>
    <style:style style:name="gr5" style:family="graphic" style:parent-style-name="standard">
      <style:graphic-properties svg:stroke-color="#000000" draw:fill-color="#ffffff" draw:textarea-vertical-align="middle" draw:auto-grow-height="false" fo:min-height="2.552cm" fo:min-width="7.32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</style:style>
    <style:style style:name="gr9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66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72cm" svg:height="4.19cm" svg:x="2.905cm" svg:y="4.3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445cm" svg:x="12.557cm" svg:y="4.30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515cm" svg:height="0.962cm" svg:x="3.032cm" svg:y="5.699cm">
          <draw:text-box>
            <text:p>Dé non truqué</text:p>
          </draw:text-box>
        </draw:frame>
        <draw:frame draw:style-name="gr3" draw:text-style-name="P3" draw:layer="layout" svg:width="3.283cm" svg:height="0.962cm" svg:x="13.319cm" svg:y="5.753cm">
          <draw:text-box>
            <text:p>Dé truqué</text:p>
          </draw:text-box>
        </draw:frame>
        <draw:custom-shape draw:style-name="gr4" draw:text-style-name="P1" draw:layer="layout" svg:width="7.747cm" svg:height="2.667cm" svg:x="6.461cm" svg:y="1.889cm">
          <text:p text:style-name="P4">0.05</text:p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1" draw:layer="layout" svg:width="7.828cm" svg:height="2.802cm" svg:x="6.507cm" svg:y="8.112cm">
          <text:p text:style-name="P4"/>
          <draw:enhanced-geometry svg:viewBox="0 0 21600 21600" draw:text-areas="0 0 21600 21600" draw:mirror-horizontal="true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" draw:text-style-name="P3" draw:layer="layout" svg:width="1.383cm" svg:height="0.962cm" svg:x="9.636cm" svg:y="9.182cm">
          <draw:text-box>
            <text:p>0.1</text:p>
          </draw:text-box>
        </draw:frame>
        <draw:line draw:style-name="gr6" draw:text-style-name="P5" draw:layer="layout" svg:x1="3.035cm" svg:y1="8.52cm" svg:x2="1.638cm" svg:y2="13.092cm">
          <text:p/>
        </draw:line>
        <draw:line draw:style-name="gr6" draw:text-style-name="P5" draw:layer="layout" svg:x1="3.53cm" svg:y1="8.52cm" svg:x2="2.133cm" svg:y2="13.092cm">
          <text:p/>
        </draw:line>
        <draw:line draw:style-name="gr6" draw:text-style-name="P5" draw:layer="layout" svg:x1="4.03cm" svg:y1="8.52cm" svg:x2="2.633cm" svg:y2="13.092cm">
          <text:p/>
        </draw:line>
        <draw:line draw:style-name="gr6" draw:text-style-name="P5" draw:layer="layout" svg:x1="5.63cm" svg:y1="8.52cm" svg:x2="4.233cm" svg:y2="13.092cm">
          <text:p/>
        </draw:line>
        <draw:line draw:style-name="gr6" draw:text-style-name="P5" draw:layer="layout" svg:x1="5.13cm" svg:y1="8.52cm" svg:x2="3.733cm" svg:y2="13.092cm">
          <text:p/>
        </draw:line>
        <draw:line draw:style-name="gr6" draw:text-style-name="P5" draw:layer="layout" svg:x1="4.53cm" svg:y1="8.52cm" svg:x2="3.133cm" svg:y2="13.092cm">
          <text:p/>
        </draw:line>
        <draw:frame draw:style-name="gr3" draw:text-style-name="P3" draw:layer="layout" svg:width="3.499cm" svg:height="0.962cm" svg:x="1.163cm" svg:y="12.992cm">
          <draw:text-box>
            <text:p>1 2 3 4 5 6</text:p>
          </draw:text-box>
        </draw:frame>
        <draw:frame draw:style-name="gr7" draw:text-style-name="P3" draw:layer="layout" svg:width="1.383cm" svg:height="1.089cm" svg:x="1.014cm" svg:y="9.509cm">
          <draw:text-box>
            <text:p>1/6</text:p>
          </draw:text-box>
        </draw:frame>
        <draw:line draw:style-name="gr6" draw:text-style-name="P5" draw:layer="layout" svg:x1="14.725cm" svg:y1="8.72cm" svg:x2="13.328cm" svg:y2="13.292cm">
          <text:p/>
        </draw:line>
        <draw:line draw:style-name="gr6" draw:text-style-name="P5" draw:layer="layout" svg:x1="16.52cm" svg:y1="8.72cm" svg:x2="15.123cm" svg:y2="13.292cm">
          <text:p/>
        </draw:line>
        <draw:line draw:style-name="gr6" draw:text-style-name="P5" draw:layer="layout" svg:x1="16.12cm" svg:y1="8.72cm" svg:x2="14.723cm" svg:y2="13.292cm">
          <text:p/>
        </draw:line>
        <draw:line draw:style-name="gr6" draw:text-style-name="P5" draw:layer="layout" svg:x1="15.62cm" svg:y1="8.72cm" svg:x2="14.223cm" svg:y2="13.292cm">
          <text:p/>
        </draw:line>
        <draw:line draw:style-name="gr6" draw:text-style-name="P5" draw:layer="layout" svg:x1="15.12cm" svg:y1="8.72cm" svg:x2="13.723cm" svg:y2="13.292cm">
          <text:p/>
        </draw:line>
        <draw:frame draw:style-name="gr3" draw:text-style-name="P3" draw:layer="layout" svg:width="2.97cm" svg:height="0.962cm" svg:x="12.762cm" svg:y="13.192cm">
          <draw:text-box>
            <text:p>1 2 3 4 5</text:p>
          </draw:text-box>
        </draw:frame>
        <draw:frame draw:style-name="gr8" draw:text-style-name="P3" draw:layer="layout" svg:width="1.383cm" svg:height="0.962cm" svg:x="12.557cm" svg:y="11.087cm">
          <draw:text-box>
            <text:p>0.1</text:p>
          </draw:text-box>
        </draw:frame>
        <draw:line draw:style-name="gr9" draw:text-style-name="P5" draw:layer="layout" svg:x1="17.315cm" svg:y1="8.72cm" svg:x2="17.129cm" svg:y2="13.319cm">
          <text:p/>
        </draw:line>
        <draw:frame draw:style-name="gr7" draw:text-style-name="P3" draw:layer="layout" svg:width="0.853cm" svg:height="1.089cm" svg:x="16.748cm" svg:y="13.319cm">
          <draw:text-box>
            <text:p>6</text:p>
          </draw:text-box>
        </draw:frame>
        <draw:frame draw:style-name="gr3" draw:text-style-name="P3" draw:layer="layout" svg:width="1.383cm" svg:height="0.962cm" svg:x="17.383cm" svg:y="11.033cm">
          <draw:text-box>
            <text:p>0.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4T19:14:44.129907654</meta:creation-date>
    <dc:date>2018-05-04T20:16:57.333077312</dc:date>
    <meta:editing-duration>PT1M52S</meta:editing-duration>
    <meta:editing-cycles>1</meta:editing-cycles>
    <meta:document-statistic meta:object-count="25"/>
    <meta:generator>LibreOffice/5.1.6.2$Linux_X86_64 LibreOffice_project/10m0$Build-2</meta:generator>
  </office:meta>
</office:document-meta>
</file>